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a364" officeooo:paragraph-rsid="0010a364"/>
    </style:style>
    <style:style style:name="P2" style:family="paragraph" style:parent-style-name="Standard">
      <style:text-properties officeooo:rsid="0010a364" officeooo:paragraph-rsid="0010a364"/>
    </style:style>
    <style:style style:name="P3" style:family="paragraph" style:parent-style-name="Standard">
      <style:text-properties officeooo:rsid="0011c7a9" officeooo:paragraph-rsid="0011c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 : <text:a xlink:type="simple" xlink:href="mailto:s9jamenz@stud.uni-saarland.de">s9jamenz@stud.uni-saarland.de</text:a></text:p>
      <text:p text:style-name="P1">Rafael: <text:a xlink:type="simple" xlink:href="mailto:s9rathei@stud.uni-saarland.de">s9rathei@stud.uni-saarland.de</text:a></text:p>
      <text:p text:style-name="P1">Janna: <text:a xlink:type="simple" xlink:href="mailto:s9jnherr@stud.uni-saarland.de">s9jnherr@stud.uni-saarland.de</text:a></text:p>
      <text:p text:style-name="P1">Daniel: <text:a xlink:type="simple" xlink:href="mailto:s9dlscae@stud.uni-saarland.de">s9dlscae@stud.uni-saarland.de</text:a></text:p>
      <text:p text:style-name="P3">Andreas: s9anmey2@stud.uni-saarland.d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8:05:06.596000000</meta:creation-date>
    <dc:date>2014-09-08T17:15:05.746787854</dc:date>
    <meta:editing-duration>P0D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5" meta:word-count="11" meta:character-count="183" meta:non-whitespace-character-count="177"/>
  </office:meta>
</office:document-meta>
</file>